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Object.getData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bject.setType( byt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bject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Object.setDataObject( AbstractNamedAFPObject name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bject.Resource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